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pitch="variable"/>
  </office:font-face-decls>
  <office:automatic-styles>
    <style:style style:name="P1" style:family="paragraph" style:parent-style-name="Standard">
      <style:paragraph-properties fo:margin-top="0.422cm" fo:margin-bottom="0.212cm" style:contextual-spacing="false"/>
      <style:text-properties fo:font-size="16pt" fo:language="es" fo:country="ES" officeooo:rsid="00b3f04d" officeooo:paragraph-rsid="00b3f04d" style:font-size-asian="16pt" style:font-size-complex="16pt"/>
    </style:style>
    <style:style style:name="P2" style:family="paragraph" style:parent-style-name="Standard">
      <style:paragraph-properties fo:margin-top="0.422cm" fo:margin-bottom="0.212cm" style:contextual-spacing="false"/>
      <style:text-properties fo:font-size="16pt" fo:language="es" fo:country="ES" officeooo:paragraph-rsid="00a83f92" style:font-size-asian="16pt" style:font-size-complex="16pt"/>
    </style:style>
    <style:style style:name="P3" style:family="paragraph" style:parent-style-name="Standard">
      <style:text-properties officeooo:paragraph-rsid="00aa1c27"/>
    </style:style>
    <style:style style:name="P4" style:family="paragraph" style:parent-style-name="Standard">
      <style:text-properties fo:language="es" fo:country="ES" officeooo:paragraph-rsid="00879f3e"/>
    </style:style>
    <style:style style:name="P5" style:family="paragraph" style:parent-style-name="Standard">
      <style:paragraph-properties fo:text-align="center" style:justify-single-word="false"/>
      <style:text-properties fo:language="es" fo:country="ES" officeooo:rsid="00b3f04d" officeooo:paragraph-rsid="00b3f04d" fo:background-color="#ffff00"/>
    </style:style>
    <style:style style:name="P6" style:family="paragraph" style:parent-style-name="Standard">
      <style:text-properties fo:language="es" fo:country="ES" officeooo:paragraph-rsid="00a83f92"/>
    </style:style>
    <style:style style:name="P7" style:family="paragraph" style:parent-style-name="Text_20_body">
      <style:paragraph-properties fo:margin-left="0cm" fo:margin-right="0cm" fo:margin-top="0cm" fo:margin-bottom="0cm" style:contextual-spacing="false" fo:text-indent="0cm" style:auto-text-indent="false"/>
      <style:text-properties fo:language="es" fo:country="ES" loext:padding="0cm" loext:border="none"/>
    </style:style>
    <style:style style:name="P8" style:family="paragraph" style:parent-style-name="Horizontal_20_Line">
      <style:text-properties fo:language="es" fo:country="ES"/>
    </style:style>
    <style:style style:name="P9" style:family="paragraph" style:parent-style-name="Text_20_body">
      <style:text-properties fo:language="es" fo:country="ES" officeooo:paragraph-rsid="00a83f92"/>
    </style:style>
    <style:style style:name="P10" style:family="paragraph" style:parent-style-name="Text_20_body">
      <style:paragraph-properties fo:text-align="center" style:justify-single-word="false"/>
      <style:text-properties officeooo:rsid="00b91f99" officeooo:paragraph-rsid="00b91f99"/>
    </style:style>
    <style:style style:name="P11" style:family="paragraph" style:parent-style-name="Text_20_body">
      <style:paragraph-properties fo:margin-left="0cm" fo:margin-right="0cm" fo:margin-top="0cm" fo:margin-bottom="0cm" style:contextual-spacing="false" fo:text-indent="0cm" style:auto-text-indent="false"/>
      <style:text-properties fo:language="es" fo:country="ES" officeooo:rsid="00b5e67f" officeooo:paragraph-rsid="00b5e67f" loext:padding="0cm" loext:border="none"/>
    </style:style>
    <style:style style:name="P12" style:family="paragraph" style:parent-style-name="Standard">
      <style:text-properties fo:language="es" fo:country="ES" officeooo:rsid="00a83f92" officeooo:paragraph-rsid="00a83f92"/>
    </style:style>
    <style:style style:name="T1" style:family="text">
      <style:text-properties fo:color="#000000" loext:opacity="100%" style:font-name="Times-Bold" fo:font-size="24pt" fo:font-weight="bold" style:font-size-asian="24pt" style:font-weight-asian="bold"/>
    </style:style>
    <style:style style:name="T2" style:family="text">
      <style:text-properties fo:color="#000000" loext:opacity="100%" style:font-name="Times-Bold" fo:font-size="24pt" fo:font-weight="bold" style:font-size-asian="24pt" style:font-weight-asian="bold" style:font-size-complex="24pt"/>
    </style:style>
    <style:style style:name="T3" style:family="text">
      <style:text-properties fo:color="#000000" loext:opacity="100%" style:font-name="Times-Bold" fo:font-weight="bold" style:font-weight-asian="bold"/>
    </style:style>
    <style:style style:name="T4" style:family="text">
      <style:text-properties fo:color="#000000" loext:opacity="100%" style:font-name="Courier New1" fo:font-size="12pt" fo:language="es" fo:country="ES" fo:font-weight="bold" officeooo:rsid="0099cf73" style:font-size-asian="12pt" style:font-weight-asian="bold" style:font-size-complex="12pt" style:font-weight-complex="bold"/>
    </style:style>
    <style:style style:name="T5" style:family="text">
      <style:text-properties fo:color="#000000" loext:opacity="100%" style:font-name="Courier New1" fo:font-size="12pt" fo:language="es" fo:country="ES" fo:font-weight="normal" officeooo:rsid="0027e16f" style:font-size-asian="12pt" style:font-weight-asian="normal" style:font-size-complex="12pt" style:font-weight-complex="normal"/>
    </style:style>
    <style:style style:name="T6" style:family="text">
      <style:text-properties fo:color="#000000" loext:opacity="100%" style:font-name="Courier New1" fo:font-size="12pt" fo:language="es" fo:country="ES" fo:font-weight="normal" officeooo:rsid="002c3eba" style:font-size-asian="12pt" style:font-weight-asian="normal" style:font-size-complex="12pt" style:font-weight-complex="normal"/>
    </style:style>
    <style:style style:name="T7" style:family="text">
      <style:text-properties fo:color="#000000" loext:opacity="100%" style:font-name="Times-Bold" fo:font-size="18pt" fo:font-weight="bold" officeooo:rsid="0099cf73" style:font-size-asian="18pt" style:font-weight-asian="bold" style:font-weight-complex="bold"/>
    </style:style>
    <style:style style:name="T8" style:family="text">
      <style:text-properties fo:color="#000000" loext:opacity="100%" style:font-name="Times-Bold" fo:font-size="18pt" fo:font-weight="bold" style:font-size-asian="18pt" style:font-weight-asian="bold" style:font-weight-complex="bold"/>
    </style:style>
    <style:style style:name="T9" style:family="text">
      <style:text-properties fo:text-transform="uppercase" fo:color="#000000" loext:opacity="100%" fo:font-size="9pt" fo:letter-spacing="normal" fo:font-weight="bold" officeooo:rsid="00b3f04d"/>
    </style:style>
    <style:style style:name="T10" style:family="text">
      <style:text-properties officeooo:rsid="00b5e67f"/>
    </style:style>
    <style:style style:name="T11" style:family="text">
      <style:text-properties officeooo:rsid="00b75e54"/>
    </style:style>
    <style:style style:name="T12" style:family="text">
      <style:text-properties officeooo:rsid="00b95188"/>
    </style:style>
    <style:style style:name="T13" style:family="text">
      <style:text-properties fo:font-weight="bold" officeooo:rsid="00b95188" style:font-weight-asian="bold" style:font-weight-complex="bold"/>
    </style:style>
    <style:style style:name="T14" style:family="text">
      <style:text-properties fo:font-weight="bold" officeooo:rsid="00b75e54" style:font-weight-asian="bold" style:font-weight-complex="bold"/>
    </style:style>
    <style:style style:name="T15" style:family="text">
      <style:text-properties fo:font-weight="bold" officeooo:rsid="00b91f99" style:font-weight-asian="bold" style:font-weight-complex="bold"/>
    </style:style>
    <style:style style:name="T16" style:family="text">
      <style:text-properties officeooo:rsid="00b91f99"/>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iseño de Aplicaciones Móviles y Webapp</text:span></text:p>
      <text:p text:style-name="P2" loext:marker-style-name="T1"><text:span text:style-name="T3">Grado en Diseño Multimedia y Gráfico</text:span></text:p>
      <text:p text:style-name="P3"><text:span text:style-name="T4">Prf. Dr. Rubén Vega Balbás </text:span><text:span text:style-name="Strong_20_Emphasis"><text:span text:style-name="T5">&lt;</text:span></text:span><text:a xlink:type="simple" xlink:href="mailto:ruben.vega@udit.es" text:style-name="Internet_20_link" text:visited-style-name="Visited_20_Internet_20_Link"><text:span text:style-name="Strong_20_Emphasis"><text:span text:style-name="T6">ruben.vega@udit.es</text:span></text:span></text:a><text:span text:style-name="Strong_20_Emphasis"><text:span text:style-name="T5">&gt;</text:span></text:span></text:p>
      <text:p text:style-name="P4"><text:span text:style-name="T7"/></text:p>
      <text:p text:style-name="P4"><text:span text:style-name="T7"/></text:p>
      <text:p text:style-name="P5"><text:span text:style-name="T8">PROYECTO PERSONAL &amp; EXAMEN FINAL</text:span></text:p>
      <text:p text:style-name="P6"><text:span text:style-name="T8"/></text:p>
      <text:p text:style-name="P7"><text:span text:style-name="T9">DESCRIPCIÓN</text:span> </text:p>
      <text:p text:style-name="P8"/>
      <text:p text:style-name="P9">El examen final del curso <text:span text:style-name="T10">consiste en</text:span> una <text:span text:style-name="T10">presentación oral, académica </text:span><text:span text:style-name="T11">y </text:span><text:span text:style-name="T10">formal</text:span> de 5 minutos <text:s/>en la que el candidato <text:span text:style-name="T12">explica</text:span> y justifica las técnicas utilizadas <text:span text:style-name="T12">en su proyecto web personal</text:span>, la eficiencia y las implicaciones de su trabajo. <text:span text:style-name="T11">El</text:span> proceso evaluativo inclu<text:span text:style-name="T11">irá preguntas del</text:span> Profesor para evaluar la profundidad de comprensión y la originalidad del repositorio del estudiante.</text:p>
      <text:p text:style-name="Text_20_body">El proyecto web debe consistir en un autorretrato, <text:span text:style-name="T11">porfolio o cualquier otro proyecto personal </text:span>creado por el estudiante <text:span text:style-name="T11">que exprese </text:span><text:s/>libremente lo que desee transmitir sobre sí mismo, sus habilidades artísticas y sus competencias técnicas. El proyecto puede interpretarse de manera flexible y adoptar la forma de cualquier colección de recursos estructurados presentados en una plataforma web. El formato también es abierto, permitiendo tanto un diseño de una sola página como múltiples páginas interconectadas. La evaluación considerará si el proyecto del estudiante incorpora todas las características técnicas enumeradas en <text:span text:style-name="T12">el </text:span><text:span text:style-name="T13">checklist</text:span>, así como la variedad y originalidad de los recursos y medios incluidos <text:span text:style-name="T11">con atención especial a las </text:span><text:span text:style-name="T14">estrategias comunicativas </text:span><text:span text:style-name="T15">narrativas</text:span><text:span text:style-name="T16"> y a la coherencia de las mismas con la técnicas de diseño web empleadas:</text:span></text:p>
      <text:p text:style-name="P10">storytelling → parallax, glasmosrfismo, scrolling, interactividad, tipografías, colores, animaciones…</text:p>
      <text:p text:style-name="Text_20_body">El proyecto, desarrollado a lo largo del curso, debe estar alojado en un repositorio público en GitHub y publicado mediante GitHub Pages. Además de la presentación final, también se tendrá en cuenta la progresión de los commits realizados durante el año en la evaluación.</text:p>
      <text:p text:style-name="P9"/>
      <text:p text:style-name="P11">OBSERVACIONES</text:p>
      <text:p text:style-name="P8"/>
      <text:p text:style-name="P12">El documento que contiene la lista de requisitos (checklist), disponible en el campus virtual, es un documento dinámico que se actualiza progresivamente a medida que se introducen técnicas y conceptos a lo largo del cur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justify" style:justify-single-word="false"/>
      <style:text-properties officeooo:paragraph-rsid="004b4eba"/>
    </style:style>
    <style:style style:name="MP2" style:family="paragraph" style:parent-style-name="Text_20_body" style:list-style-name="">
      <style:paragraph-properties fo:text-align="justify" style:justify-single-word="false"/>
      <style:text-properties fo:language="es" fo:country="ES" officeooo:paragraph-rsid="004b4eba"/>
    </style:style>
    <style:style style:name="MP3" style:family="paragraph" style:parent-style-name="Heading_20_1">
      <style:paragraph-properties fo:text-align="end" style:justify-single-word="false"/>
      <style:text-properties officeooo:paragraph-rsid="004b4eba"/>
    </style:style>
    <style:style style:name="MP4" style:family="paragraph" style:parent-style-name="Footer">
      <style:text-properties fo:language="es" fo:country="ES"/>
    </style:style>
    <style:style style:name="MP5" style:family="paragraph" style:parent-style-name="Footer">
      <style:paragraph-properties fo:text-align="center" style:justify-single-word="false"/>
      <style:text-properties fo:language="es" fo:country="ES"/>
    </style:style>
    <style:style style:name="MT1" style:family="text">
      <style:text-properties style:font-name="Courier New" fo:font-size="10.5pt" fo:language="es" fo:country="ES" officeooo:rsid="0027e16f" style:font-size-asian="10.5pt" style:font-size-complex="10.5pt"/>
    </style:style>
    <style:style style:name="MT2" style:family="text">
      <style:text-properties style:font-name="Courier New" fo:font-size="10.5pt" fo:language="es" fo:country="ES" fo:font-weight="normal" officeooo:rsid="0027e16f" style:font-size-asian="10.5pt" style:font-weight-asian="normal" style:font-size-complex="10.5pt" style:font-weight-complex="normal"/>
    </style:style>
    <style:style style:name="MT3" style:family="text">
      <style:text-properties style:font-name="Courier New" fo:font-size="10.5pt" fo:language="es" fo:country="ES" fo:font-weight="normal" officeooo:rsid="002c3eba" style:font-size-asian="10.5pt" style:font-weight-asian="normal" style:font-size-complex="10.5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Strong_20_Emphasis"><text:span text:style-name="MT1">UDIT 2024-2025 <text:tab/><text:tab/><text:tab/> <text:s text:c="5"/></text:span></text:span><text:span text:style-name="Strong_20_Emphasis"><text:span text:style-name="MT2">Rubén Vega Balbás </text:span></text:span><text:span text:style-name="Strong_20_Emphasis"><text:span text:style-name="MT3">PhD</text:span></text:span><text:span text:style-name="Strong_20_Emphasis"><text:span text:style-name="MT2"> &lt;</text:span></text:span><text:a xlink:type="simple" xlink:href="mailto:ruben.vega@udit.es" text:style-name="Internet_20_link" text:visited-style-name="Visited_20_Internet_20_Link"><text:span text:style-name="Strong_20_Emphasis"><text:span text:style-name="MT3">ruben.vega@udit.es</text:span></text:span></text:a><text:span text:style-name="Strong_20_Emphasis"><text:span text:style-name="MT2">&gt;</text:span></text:span></text:h>
        <text:h text:style-name="MP2" text:outline-level="1"/>
      </style:header>
      <style:header-first>
        <text:h text:style-name="MP3" text:outline-level="1"><text:span text:style-name="Strong_20_Emphasis"><text:span text:style-name="MT1">UDIT 2024-2025</text:span></text:span></text:h>
      </style:header-first>
      <style:footer>
        <text:p text:style-name="MP4"><text:page-number text:select-page="current">0</text:page-number></text:p>
      </style:footer>
      <style:footer-first>
        <text:p text:style-name="MP5"><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0:33:55.498094790</meta:creation-date>
    <dc:date>2024-12-09T15:35:37.002571895</dc:date>
    <meta:editing-duration>P5DT6H43M34S</meta:editing-duration>
    <meta:editing-cycles>96</meta:editing-cycles>
    <meta:generator>LibreOffice/24.8.2.1$MacOSX_X86_64 LibreOffice_project/0f794b6e29741098670a3b95d60478a65d05ef13</meta:generator>
    <meta:document-statistic meta:table-count="0" meta:image-count="0" meta:object-count="0" meta:page-count="1" meta:paragraph-count="15" meta:word-count="309" meta:character-count="2089" meta:non-whitespace-character-count="1783"/>
  </office:meta>
</office:document-meta>
</file>